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middle" draw:auto-grow-height="false" fo:min-height="12.75cm" fo:min-width="12.25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6.25cm" fo:min-width="1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.033cm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cm" svg:height="13cm" svg:x="3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3.5cm" svg:y="3.5cm">
          <text:p text:style-name="P2">files_to_pro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2.5cm" svg:x="11.25cm" svg:y="5.5cm">
          <text:p text:style-name="P2">files_err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5cm" svg:height="6.5cm" svg:x="3.5cm" svg:y="8.25cm">
          <text:p text:style-name="P2">log_outp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5cm" svg:height="2.75cm" svg:x="11.25cm" svg:y="2.5cm">
          <text:p text:style-name="P2">files_o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5cm" svg:height="0.75cm" svg:x="3.5cm" svg:y="2.5cm">
          <text:p text:style-name="P2">uploa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5cm" svg:height="1cm" svg:x="7.75cm" svg:y="3.75cm">
          <text:p text:style-name="P2">process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75cm" svg:height="1cm" svg:x="8.25cm" svg:y="6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8T10:01:50.349841329</meta:creation-date>
    <dc:date>2022-01-28T10:13:33.459865018</dc:date>
    <meta:editing-duration>PT1M32S</meta:editing-duration>
    <meta:editing-cycles>1</meta:editing-cycles>
    <meta:document-statistic meta:object-count="8"/>
    <meta:generator>LibreOffice/7.0.6.2$Linux_X86_64 LibreOffice_project/00$Build-2</meta:generator>
  </office:meta>
</office:document-meta>
</file>